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2.4cm" svg:x="10.1cm" svg:y="2.3cm">
          <text:p text:style-name="P1">Diamond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7cm" svg:height="2.4cm" svg:x="3.79cm" svg:y="5.934cm">
          <text:p text:style-name="P1">Input odd number <text:s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7cm" svg:height="2.4cm" svg:x="15.8cm" svg:y="5.9cm">
          <text:p text:style-name="P1">Print diamond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7cm" svg:height="2.4cm" svg:x="20.2cm" svg:y="9.9cm">
          <text:p text:style-name="P1">How many * <text:s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7cm" svg:height="2.4cm" svg:x="10.8cm" svg:y="9.9cm">
          <text:p text:style-name="P1">Number of row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7cm" svg:height="2.4cm" svg:x="1.201cm" svg:y="9.801cm">
          <text:p text:style-name="P1">Check odd number is </text:p>
          <text:p text:style-name="P1">odd 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2:33:37.946000000</meta:creation-date>
    <dc:date>2014-12-02T13:00:25.103000000</dc:date>
    <meta:editing-duration>PT4M15S</meta:editing-duration>
    <meta:editing-cycles>1</meta:editing-cycles>
    <meta:document-statistic meta:object-count="6"/>
    <meta:generator>LibreOffice/4.2.5.2$Windows_x86 LibreOffice_project/61cb170a04bb1f12e77c884eab9192be736ec5f5</meta:generator>
  </office:meta>
</office:document-meta>
</file>